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75.79mm"/>
    </style:style>
    <style:style style:name="co3" style:family="table-column">
      <style:table-column-properties fo:break-before="auto" style:column-width="180.99mm"/>
    </style:style>
    <style:style style:name="co4" style:family="table-column">
      <style:table-column-properties fo:break-before="auto" style:column-width="196.48mm"/>
    </style:style>
    <style:style style:name="co5" style:family="table-column">
      <style:table-column-properties fo:break-before="auto" style:column-width="91.32mm"/>
    </style:style>
    <style:style style:name="co6" style:family="table-column">
      <style:table-column-properties fo:break-before="auto" style:column-width="139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qrencode</text:p>
          </table:table-cell>
          <table:table-cell table:style-name="ce1" office:value-type="string" calcext:value-type="string">
            <text:p>qrencode-png</text:p>
          </table:table-cell>
          <table:table-cell table:style-name="ce1" office:value-type="string" calcext:value-type="string">
            <text:p>makepdf</text:p>
          </table:table-cell>
          <table:table-cell table:style-name="ce1" office:value-type="string" calcext:value-type="string">
            <text:p>makesvg</text:p>
          </table:table-cell>
        </table:table-row>
        <table:table-row table:style-name="ro1">
          <table:table-cell table:formula="of:=RIGHT([.B2];LEN([.B2])-18)" office:value-type="string" office:string-value="factsheet-mdma-suplementy" calcext:value-type="string">
            <text:p>factsheet-mdma-suplementy</text:p>
          </table:table-cell>
          <table:table-cell office:value-type="string" calcext:value-type="string">
            <text:p>https://czeps.org/factsheet-mdma-suplementy</text:p>
          </table:table-cell>
          <table:table-cell table:formula="of:=CONCATENATE(&quot;qrencode -t EPS -o qr-&quot;;[.A2];&quot;.eps '&quot;;[.B2];&quot;'&quot;)" office:value-type="string" office:string-value="qrencode -t EPS -o qr-factsheet-mdma-suplementy.eps 'https://czeps.org/factsheet-mdma-suplementy'" calcext:value-type="string">
            <text:p>qrencode -t EPS -o qr-factsheet-mdma-suplementy.eps 'https://czeps.org/factsheet-mdma-suplementy'</text:p>
          </table:table-cell>
          <table:table-cell table:formula="of:=CONCATENATE(&quot;qrencode -o qr-&quot;;[.A2];&quot;.png '&quot;;[.B2];&quot;'&quot;)" office:value-type="string" office:string-value="qrencode -o qr-factsheet-mdma-suplementy.png 'https://czeps.org/factsheet-mdma-suplementy'" calcext:value-type="string">
            <text:p>qrencode -o qr-factsheet-mdma-suplementy.png 'https://czeps.org/factsheet-mdma-suplementy'</text:p>
          </table:table-cell>
          <table:table-cell table:formula="of:=CONCATENATE(&quot;ps2pdf -dEPSCrop ./qr-&quot;;[.A2];&quot;.eps&quot;)" office:value-type="string" office:string-value="ps2pdf -dEPSCrop ./qr-factsheet-mdma-suplementy.eps" calcext:value-type="string">
            <text:p>ps2pdf -dEPSCrop ./qr-factsheet-mdma-suplementy.eps</text:p>
          </table:table-cell>
          <table:table-cell table:formula="of:=CONCATENATE(&quot;pdf2svg ./qr-&quot;;[.A2];&quot;.pdf ./qr-&quot;;[.A2];&quot;.svg&quot;)" office:value-type="string" office:string-value="pdf2svg ./qr-factsheet-mdma-suplementy.pdf ./qr-factsheet-mdma-suplementy.svg" calcext:value-type="string">
            <text:p>pdf2svg ./qr-factsheet-mdma-suplementy.pdf ./qr-factsheet-mdma-suplementy.svg</text:p>
          </table:table-cell>
        </table:table-row>
        <table:table-row table:style-name="ro2">
          <table:table-cell table:formula="of:=RIGHT([.B3];LEN([.B3])-18)" office:value-type="string" office:string-value="factsheet-zaby-5meo-dmt" calcext:value-type="string">
            <text:p>factsheet-zaby-5meo-dmt</text:p>
          </table:table-cell>
          <table:table-cell office:value-type="string" calcext:value-type="string">
            <text:p><text:a xlink:href="https://czeps.org/factsheet" xlink:type="simple">https://czeps.org/factsheet</text:a>-zaby-5meo-dmt</text:p>
          </table:table-cell>
          <table:table-cell table:formula="of:=CONCATENATE(&quot;qrencode -t EPS -o qr-&quot;;[.A3];&quot;.eps '&quot;;[.B3];&quot;'&quot;)" office:value-type="string" office:string-value="qrencode -t EPS -o qr-factsheet-zaby-5meo-dmt.eps 'https://czeps.org/factsheet-zaby-5meo-dmt'" calcext:value-type="string">
            <text:p>qrencode -t EPS -o qr-factsheet-zaby-5meo-dmt.eps 'https://czeps.org/factsheet-zaby-5meo-dmt'</text:p>
          </table:table-cell>
          <table:table-cell table:formula="of:=CONCATENATE(&quot;qrencode -o qr-&quot;;[.A3];&quot;.png '&quot;;[.B3];&quot;'&quot;)" office:value-type="string" office:string-value="qrencode -o qr-factsheet-zaby-5meo-dmt.png 'https://czeps.org/factsheet-zaby-5meo-dmt'" calcext:value-type="string">
            <text:p>qrencode -o qr-factsheet-zaby-5meo-dmt.png 'https://czeps.org/factsheet-zaby-5meo-dmt'</text:p>
          </table:table-cell>
          <table:table-cell table:formula="of:=CONCATENATE(&quot;ps2pdf -dEPSCrop ./qr-&quot;;[.A3];&quot;.eps&quot;)" office:value-type="string" office:string-value="ps2pdf -dEPSCrop ./qr-factsheet-zaby-5meo-dmt.eps" calcext:value-type="string">
            <text:p>ps2pdf -dEPSCrop ./qr-factsheet-zaby-5meo-dmt.eps</text:p>
          </table:table-cell>
          <table:table-cell table:formula="of:=CONCATENATE(&quot;pdf2svg ./qr-&quot;;[.A3];&quot;.pdf ./qr-&quot;;[.A3];&quot;.svg&quot;)" office:value-type="string" office:string-value="pdf2svg ./qr-factsheet-zaby-5meo-dmt.pdf ./qr-factsheet-zaby-5meo-dmt.svg" calcext:value-type="string">
            <text:p>pdf2svg ./qr-factsheet-zaby-5meo-dmt.pdf ./qr-factsheet-zaby-5meo-dmt.svg</text:p>
          </table:table-cell>
        </table:table-row>
        <table:table-row table:style-name="ro2">
          <table:table-cell table:formula="of:=RIGHT([.B4];LEN([.B4])-18)" office:value-type="string" office:string-value="factsheet-salvinorin_a" calcext:value-type="string">
            <text:p>factsheet-salvinorin_a</text:p>
          </table:table-cell>
          <table:table-cell office:value-type="string" calcext:value-type="string">
            <text:p><text:a xlink:href="https://czeps.org/factsheet" xlink:type="simple">https://czeps.org/factsheet</text:a>-salvinorin_a</text:p>
          </table:table-cell>
          <table:table-cell table:formula="of:=CONCATENATE(&quot;qrencode -t EPS -o qr-&quot;;[.A4];&quot;.eps '&quot;;[.B4];&quot;'&quot;)" office:value-type="string" office:string-value="qrencode -t EPS -o qr-factsheet-salvinorin_a.eps 'https://czeps.org/factsheet-salvinorin_a'" calcext:value-type="string">
            <text:p>qrencode -t EPS -o qr-factsheet-salvinorin_a.eps 'https://czeps.org/factsheet-salvinorin_a'</text:p>
          </table:table-cell>
          <table:table-cell table:formula="of:=CONCATENATE(&quot;qrencode -o qr-&quot;;[.A4];&quot;.png '&quot;;[.B4];&quot;'&quot;)" office:value-type="string" office:string-value="qrencode -o qr-factsheet-salvinorin_a.png 'https://czeps.org/factsheet-salvinorin_a'" calcext:value-type="string">
            <text:p>qrencode -o qr-factsheet-salvinorin_a.png 'https://czeps.org/factsheet-salvinorin_a'</text:p>
          </table:table-cell>
          <table:table-cell table:formula="of:=CONCATENATE(&quot;ps2pdf -dEPSCrop ./qr-&quot;;[.A4];&quot;.eps&quot;)" office:value-type="string" office:string-value="ps2pdf -dEPSCrop ./qr-factsheet-salvinorin_a.eps" calcext:value-type="string">
            <text:p>ps2pdf -dEPSCrop ./qr-factsheet-salvinorin_a.eps</text:p>
          </table:table-cell>
          <table:table-cell table:formula="of:=CONCATENATE(&quot;pdf2svg ./qr-&quot;;[.A4];&quot;.pdf ./qr-&quot;;[.A4];&quot;.svg&quot;)" office:value-type="string" office:string-value="pdf2svg ./qr-factsheet-salvinorin_a.pdf ./qr-factsheet-salvinorin_a.svg" calcext:value-type="string">
            <text:p>pdf2svg ./qr-factsheet-salvinorin_a.pdf ./qr-factsheet-salvinorin_a.svg</text:p>
          </table:table-cell>
        </table:table-row>
        <table:table-row table:style-name="ro2">
          <table:table-cell table:formula="of:=RIGHT([.B5];LEN([.B5])-18)" office:value-type="string" office:string-value="factsheet-psilocybin" calcext:value-type="string">
            <text:p>factsheet-psilocybin</text:p>
          </table:table-cell>
          <table:table-cell office:value-type="string" calcext:value-type="string">
            <text:p><text:a xlink:href="https://czeps.org/factsheet" xlink:type="simple">https://czeps.org/factsheet</text:a>-psilocybin</text:p>
          </table:table-cell>
          <table:table-cell table:formula="of:=CONCATENATE(&quot;qrencode -t EPS -o qr-&quot;;[.A5];&quot;.eps '&quot;;[.B5];&quot;'&quot;)" office:value-type="string" office:string-value="qrencode -t EPS -o qr-factsheet-psilocybin.eps 'https://czeps.org/factsheet-psilocybin'" calcext:value-type="string">
            <text:p>qrencode -t EPS -o qr-factsheet-psilocybin.eps 'https://czeps.org/factsheet-psilocybin'</text:p>
          </table:table-cell>
          <table:table-cell table:formula="of:=CONCATENATE(&quot;qrencode -o qr-&quot;;[.A5];&quot;.png '&quot;;[.B5];&quot;'&quot;)" office:value-type="string" office:string-value="qrencode -o qr-factsheet-psilocybin.png 'https://czeps.org/factsheet-psilocybin'" calcext:value-type="string">
            <text:p>qrencode -o qr-factsheet-psilocybin.png 'https://czeps.org/factsheet-psilocybin'</text:p>
          </table:table-cell>
          <table:table-cell table:formula="of:=CONCATENATE(&quot;ps2pdf -dEPSCrop ./qr-&quot;;[.A5];&quot;.eps&quot;)" office:value-type="string" office:string-value="ps2pdf -dEPSCrop ./qr-factsheet-psilocybin.eps" calcext:value-type="string">
            <text:p>ps2pdf -dEPSCrop ./qr-factsheet-psilocybin.eps</text:p>
          </table:table-cell>
          <table:table-cell table:formula="of:=CONCATENATE(&quot;pdf2svg ./qr-&quot;;[.A5];&quot;.pdf ./qr-&quot;;[.A5];&quot;.svg&quot;)" office:value-type="string" office:string-value="pdf2svg ./qr-factsheet-psilocybin.pdf ./qr-factsheet-psilocybin.svg" calcext:value-type="string">
            <text:p>pdf2svg ./qr-factsheet-psilocybin.pdf ./qr-factsheet-psilocybin.svg</text:p>
          </table:table-cell>
        </table:table-row>
        <table:table-row table:style-name="ro1">
          <table:table-cell table:formula="of:=RIGHT([.B6];LEN([.B6])-18)" office:value-type="string" office:string-value="factsheet-mdma" calcext:value-type="string">
            <text:p>factsheet-mdma</text:p>
          </table:table-cell>
          <table:table-cell office:value-type="string" calcext:value-type="string">
            <text:p>https://czeps.org/factsheet-mdma</text:p>
          </table:table-cell>
          <table:table-cell table:formula="of:=CONCATENATE(&quot;qrencode -t EPS -o qr-&quot;;[.A6];&quot;.eps '&quot;;[.B6];&quot;'&quot;)" office:value-type="string" office:string-value="qrencode -t EPS -o qr-factsheet-mdma.eps 'https://czeps.org/factsheet-mdma'" calcext:value-type="string">
            <text:p>qrencode -t EPS -o qr-factsheet-mdma.eps 'https://czeps.org/factsheet-mdma'</text:p>
          </table:table-cell>
          <table:table-cell table:formula="of:=CONCATENATE(&quot;qrencode -o qr-&quot;;[.A6];&quot;.png '&quot;;[.B6];&quot;'&quot;)" office:value-type="string" office:string-value="qrencode -o qr-factsheet-mdma.png 'https://czeps.org/factsheet-mdma'" calcext:value-type="string">
            <text:p>qrencode -o qr-factsheet-mdma.png 'https://czeps.org/factsheet-mdma'</text:p>
          </table:table-cell>
          <table:table-cell table:formula="of:=CONCATENATE(&quot;ps2pdf -dEPSCrop ./qr-&quot;;[.A6];&quot;.eps&quot;)" office:value-type="string" office:string-value="ps2pdf -dEPSCrop ./qr-factsheet-mdma.eps" calcext:value-type="string">
            <text:p>ps2pdf -dEPSCrop ./qr-factsheet-mdma.eps</text:p>
          </table:table-cell>
          <table:table-cell table:formula="of:=CONCATENATE(&quot;pdf2svg ./qr-&quot;;[.A6];&quot;.pdf ./qr-&quot;;[.A6];&quot;.svg&quot;)" office:value-type="string" office:string-value="pdf2svg ./qr-factsheet-mdma.pdf ./qr-factsheet-mdma.svg" calcext:value-type="string">
            <text:p>pdf2svg ./qr-factsheet-mdma.pdf ./qr-factsheet-mdma.svg</text:p>
          </table:table-cell>
        </table:table-row>
        <table:table-row table:style-name="ro1">
          <table:table-cell table:formula="of:=RIGHT([.B7];LEN([.B7])-18)" office:value-type="string" office:string-value="factsheet-lsd" calcext:value-type="string">
            <text:p>factsheet-lsd</text:p>
          </table:table-cell>
          <table:table-cell office:value-type="string" calcext:value-type="string">
            <text:p>https://czeps.org/factsheet-lsd</text:p>
          </table:table-cell>
          <table:table-cell table:formula="of:=CONCATENATE(&quot;qrencode -t EPS -o qr-&quot;;[.A7];&quot;.eps '&quot;;[.B7];&quot;'&quot;)" office:value-type="string" office:string-value="qrencode -t EPS -o qr-factsheet-lsd.eps 'https://czeps.org/factsheet-lsd'" calcext:value-type="string">
            <text:p>qrencode -t EPS -o qr-factsheet-lsd.eps 'https://czeps.org/factsheet-lsd'</text:p>
          </table:table-cell>
          <table:table-cell table:formula="of:=CONCATENATE(&quot;qrencode -o qr-&quot;;[.A7];&quot;.png '&quot;;[.B7];&quot;'&quot;)" office:value-type="string" office:string-value="qrencode -o qr-factsheet-lsd.png 'https://czeps.org/factsheet-lsd'" calcext:value-type="string">
            <text:p>qrencode -o qr-factsheet-lsd.png 'https://czeps.org/factsheet-lsd'</text:p>
          </table:table-cell>
          <table:table-cell table:formula="of:=CONCATENATE(&quot;ps2pdf -dEPSCrop ./qr-&quot;;[.A7];&quot;.eps&quot;)" office:value-type="string" office:string-value="ps2pdf -dEPSCrop ./qr-factsheet-lsd.eps" calcext:value-type="string">
            <text:p>ps2pdf -dEPSCrop ./qr-factsheet-lsd.eps</text:p>
          </table:table-cell>
          <table:table-cell table:formula="of:=CONCATENATE(&quot;pdf2svg ./qr-&quot;;[.A7];&quot;.pdf ./qr-&quot;;[.A7];&quot;.svg&quot;)" office:value-type="string" office:string-value="pdf2svg ./qr-factsheet-lsd.pdf ./qr-factsheet-lsd.svg" calcext:value-type="string">
            <text:p>pdf2svg ./qr-factsheet-lsd.pdf ./qr-factsheet-lsd.svg</text:p>
          </table:table-cell>
        </table:table-row>
        <table:table-row table:style-name="ro1">
          <table:table-cell table:formula="of:=RIGHT([.B8];LEN([.B8])-18)" office:value-type="string" office:string-value="factsheet-ketamin" calcext:value-type="string">
            <text:p>factsheet-ketamin</text:p>
          </table:table-cell>
          <table:table-cell office:value-type="string" calcext:value-type="string">
            <text:p>https://czeps.org/factsheet-ketamin</text:p>
          </table:table-cell>
          <table:table-cell table:formula="of:=CONCATENATE(&quot;qrencode -t EPS -o qr-&quot;;[.A8];&quot;.eps '&quot;;[.B8];&quot;'&quot;)" office:value-type="string" office:string-value="qrencode -t EPS -o qr-factsheet-ketamin.eps 'https://czeps.org/factsheet-ketamin'" calcext:value-type="string">
            <text:p>qrencode -t EPS -o qr-factsheet-ketamin.eps 'https://czeps.org/factsheet-ketamin'</text:p>
          </table:table-cell>
          <table:table-cell table:formula="of:=CONCATENATE(&quot;qrencode -o qr-&quot;;[.A8];&quot;.png '&quot;;[.B8];&quot;'&quot;)" office:value-type="string" office:string-value="qrencode -o qr-factsheet-ketamin.png 'https://czeps.org/factsheet-ketamin'" calcext:value-type="string">
            <text:p>qrencode -o qr-factsheet-ketamin.png 'https://czeps.org/factsheet-ketamin'</text:p>
          </table:table-cell>
          <table:table-cell table:formula="of:=CONCATENATE(&quot;ps2pdf -dEPSCrop ./qr-&quot;;[.A8];&quot;.eps&quot;)" office:value-type="string" office:string-value="ps2pdf -dEPSCrop ./qr-factsheet-ketamin.eps" calcext:value-type="string">
            <text:p>ps2pdf -dEPSCrop ./qr-factsheet-ketamin.eps</text:p>
          </table:table-cell>
          <table:table-cell table:formula="of:=CONCATENATE(&quot;pdf2svg ./qr-&quot;;[.A8];&quot;.pdf ./qr-&quot;;[.A8];&quot;.svg&quot;)" office:value-type="string" office:string-value="pdf2svg ./qr-factsheet-ketamin.pdf ./qr-factsheet-ketamin.svg" calcext:value-type="string">
            <text:p>pdf2svg ./qr-factsheet-ketamin.pdf ./qr-factsheet-ketamin.svg</text:p>
          </table:table-cell>
        </table:table-row>
        <table:table-row table:style-name="ro1">
          <table:table-cell table:formula="of:=RIGHT([.B9];LEN([.B9])-18)" office:value-type="string" office:string-value="factsheet-ayahuasca" calcext:value-type="string">
            <text:p>factsheet-ayahuasca</text:p>
          </table:table-cell>
          <table:table-cell office:value-type="string" calcext:value-type="string">
            <text:p>https://czeps.org/factsheet-ayahuasca</text:p>
          </table:table-cell>
          <table:table-cell table:formula="of:=CONCATENATE(&quot;qrencode -t EPS -o qr-&quot;;[.A9];&quot;.eps '&quot;;[.B9];&quot;'&quot;)" office:value-type="string" office:string-value="qrencode -t EPS -o qr-factsheet-ayahuasca.eps 'https://czeps.org/factsheet-ayahuasca'" calcext:value-type="string">
            <text:p>qrencode -t EPS -o qr-factsheet-ayahuasca.eps 'https://czeps.org/factsheet-ayahuasca'</text:p>
          </table:table-cell>
          <table:table-cell table:formula="of:=CONCATENATE(&quot;qrencode -o qr-&quot;;[.A9];&quot;.png '&quot;;[.B9];&quot;'&quot;)" office:value-type="string" office:string-value="qrencode -o qr-factsheet-ayahuasca.png 'https://czeps.org/factsheet-ayahuasca'" calcext:value-type="string">
            <text:p>qrencode -o qr-factsheet-ayahuasca.png 'https://czeps.org/factsheet-ayahuasca'</text:p>
          </table:table-cell>
          <table:table-cell table:formula="of:=CONCATENATE(&quot;ps2pdf -dEPSCrop ./qr-&quot;;[.A9];&quot;.eps&quot;)" office:value-type="string" office:string-value="ps2pdf -dEPSCrop ./qr-factsheet-ayahuasca.eps" calcext:value-type="string">
            <text:p>ps2pdf -dEPSCrop ./qr-factsheet-ayahuasca.eps</text:p>
          </table:table-cell>
          <table:table-cell table:formula="of:=CONCATENATE(&quot;pdf2svg ./qr-&quot;;[.A9];&quot;.pdf ./qr-&quot;;[.A9];&quot;.svg&quot;)" office:value-type="string" office:string-value="pdf2svg ./qr-factsheet-ayahuasca.pdf ./qr-factsheet-ayahuasca.svg" calcext:value-type="string">
            <text:p>pdf2svg ./qr-factsheet-ayahuasca.pdf ./qr-factsheet-ayahuasca.svg</text:p>
          </table:table-cell>
        </table:table-row>
        <table:table-row table:style-name="ro2">
          <table:table-cell table:formula="of:=RIGHT([.B10];LEN([.B10])-18)" office:value-type="string" office:string-value="factsheety" calcext:value-type="string">
            <text:p>factsheety</text:p>
          </table:table-cell>
          <table:table-cell office:value-type="string" calcext:value-type="string">
            <text:p><text:a xlink:href="https://czeps.org/factsheety" xlink:type="simple">https://czeps.org/factsheety</text:a></text:p>
          </table:table-cell>
          <table:table-cell table:formula="of:=CONCATENATE(&quot;qrencode -t EPS -o qr-&quot;;[.A10];&quot;.eps '&quot;;[.B10];&quot;'&quot;)" office:value-type="string" office:string-value="qrencode -t EPS -o qr-factsheety.eps 'https://czeps.org/factsheety'" calcext:value-type="string">
            <text:p>qrencode -t EPS -o qr-factsheety.eps 'https://czeps.org/factsheety'</text:p>
          </table:table-cell>
          <table:table-cell table:formula="of:=CONCATENATE(&quot;qrencode -o qr-&quot;;[.A10];&quot;.png '&quot;;[.B10];&quot;'&quot;)" office:value-type="string" office:string-value="qrencode -o qr-factsheety.png 'https://czeps.org/factsheety'" calcext:value-type="string">
            <text:p>qrencode -o qr-factsheety.png 'https://czeps.org/factsheety'</text:p>
          </table:table-cell>
          <table:table-cell table:formula="of:=CONCATENATE(&quot;ps2pdf -dEPSCrop ./qr-&quot;;[.A10];&quot;.eps&quot;)" office:value-type="string" office:string-value="ps2pdf -dEPSCrop ./qr-factsheety.eps" calcext:value-type="string">
            <text:p>ps2pdf -dEPSCrop ./qr-factsheety.eps</text:p>
          </table:table-cell>
          <table:table-cell table:formula="of:=CONCATENATE(&quot;pdf2svg ./qr-&quot;;[.A10];&quot;.pdf ./qr-&quot;;[.A10];&quot;.svg&quot;)" office:value-type="string" office:string-value="pdf2svg ./qr-factsheety.pdf ./qr-factsheety.svg" calcext:value-type="string">
            <text:p>pdf2svg ./qr-factsheety.pdf ./qr-factsheety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3:44:37.008000000</meta:creation-date>
    <dc:date>2019-05-07T00:15:09.737000000</dc:date>
    <meta:editing-duration>PT15M17S</meta:editing-duration>
    <meta:editing-cycles>2</meta:editing-cycles>
    <meta:generator>LibreOffice/6.0.3.2$Windows_X86_64 LibreOffice_project/8f48d515416608e3a835360314dac7e47fd0b821</meta:generator>
    <meta:document-statistic meta:table-count="1" meta:cell-count="60" meta:object-count="0"/>
  </office:meta>
</office:document-meta>
</file>